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96a" officeooo:paragraph-rsid="000a396a"/>
    </style:style>
    <style:style style:name="P2" style:family="paragraph" style:parent-style-name="Standard">
      <style:text-properties officeooo:rsid="000bc71c" officeooo:paragraph-rsid="000bc71c"/>
    </style:style>
    <style:style style:name="T1" style:family="text">
      <style:text-properties officeooo:rsid="000a7fbd"/>
    </style:style>
    <style:style style:name="T2" style:family="text">
      <style:text-properties officeooo:rsid="000bc71c"/>
    </style:style>
    <style:style style:name="T3" style:family="text">
      <style:text-properties officeooo:rsid="000bf476"/>
    </style:style>
    <style:style style:name="T4" style:family="text">
      <style:text-properties officeooo:rsid="000d4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sections </text:p>
      <text:p text:style-name="P1"/>
      <text:p text:style-name="P1">basic start :</text:p>
      <text:p text:style-name="P1">zero click integration <text:span text:style-name="T1">for patient...altimate automation</text:span><text:line-break/><text:line-break/>Devops <text:line-break/><text:line-break/>oprational securities<text:line-break/><text:line-break/>to remove blocks from sell activities<text:line-break/><text:line-break/>electron based deployment, staging up, <text:line-break/><text:line-break/>UI integrates is fi<text:span text:style-name="T2">r</text:span>st priority.<text:line-break/>ElectronJs, Web app,</text:p>
      <text:p text:style-name="P2">separate FE BE for understand API for multiple use cases<text:line-break/>Scalablity : hipacomplient, official audit and certificate.<text:line-break/>Seq monitorieng, Performance Monitoring.<text:line-break/>Projet management with clear documentations<text:line-break/><text:line-break/><text:span text:style-name="T3">platform Docum, Internal Docs,<text:line-break/><text:line-break/></text:span><text:span text:style-name="T4">Fire ?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20:37:48.464039999</meta:creation-date>
    <dc:date>2023-03-16T21:42:21.045202913</dc:date>
    <meta:editing-duration>PT13M12S</meta:editing-duration>
    <meta:editing-cycles>1</meta:editing-cycles>
    <meta:document-statistic meta:table-count="0" meta:image-count="0" meta:object-count="0" meta:page-count="1" meta:paragraph-count="4" meta:word-count="65" meta:character-count="489" meta:non-whitespace-character-count="417"/>
    <meta:generator>LibreOffice/6.4.7.2$Linux_X86_64 LibreOffice_project/40$Build-2</meta:generator>
  </office:meta>
</office:document-meta>
</file>